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let myString = "hello,this,is,a,difficult,to,read,sentence"; //1.1</text:span></text:p>
      <text:p text:style-name="P1"><text:span text:style-name="T1">let myStringLength = myString.length; //1.1</text:span></text:p>
      <text:p text:style-name="P1"><text:span text:style-name="T1">console.log(myStringLength); //1.2</text:span></text:p>
      <text:p text:style-name="P1"><text:span text:style-name="T1">myString = myString.replace(/,/g , " "); //1.3</text:span></text:p>
      <text:p text:style-name="P1"><text:span text:style-name="T1">console.log(myString); //1.4</text:span></text:p>
      <text:p text:style-name="P1"><text:span text:style-name="T1">///////////////////////////////////////Arrays//////////////////////////////////////////////////</text:span></text:p>
      <text:p text:style-name="P1"><text:span text:style-name="T1">let favoriteAnimals = ["blowfish", "capricorn", "giraffe"]; //2.1</text:span></text:p>
      <text:p text:style-name="P1"><text:span text:style-name="T1">favoriteAnimals.push("turtle"); //2.1</text:span></text:p>
      <text:p text:style-name="P1"><text:span text:style-name="T1">console.log(favoriteAnimals); //2.2</text:span></text:p>
      <text:p text:style-name="P1"><text:span text:style-name="T1">favoriteAnimals.splice(1, 0, "meerkat"); //2.3</text:span></text:p>
      <text:p text:style-name="P1"><text:span text:style-name="T1">console.log("I think the new<text:s text:c="2"/>value of<text:s text:c="2"/>favoriteAnimals array is: ['blowfish', 'meerkat', 'capricorn','giraffe','turtle']"); //2.4</text:span></text:p>
      <text:p text:style-name="P1"><text:span text:style-name="T1">console.log(favoriteAnimals); //2.5</text:span></text:p>
      <text:p text:style-name="P1"><text:span text:style-name="T1">console.log("The array has a length of: " + favoriteAnimals.length); //2.6</text:span></text:p>
      <text:p text:style-name="P1"><text:span text:style-name="T1">favoriteAnimals.splice(4,1); //2.7</text:span></text:p>
      <text:p text:style-name="P1"><text:span text:style-name="T1">console.log(favoriteAnimals); //2.8</text:span></text:p>
      <text:p text:style-name="P1"><text:span text:style-name="T1">let indexOfgiraffe = favoriteAnimals.indexOf("giraffe"); //2.9</text:span></text:p>
      <text:p text:style-name="P1"><text:span text:style-name="T1">console.log("The item you are looking for is at index: " + indexOfgiraffe); //2.10</text:span></text:p>
      <text:p text:style-name="P1"><text:span text:style-name="T1"/></text:p>
      <text:p text:style-name="P1"><text:span text:style-name="T1">//More JavaScript</text:span></text:p>
      <text:p text:style-name="P1"><text:span text:style-name="T1">//1</text:span></text:p>
      <text:p text:style-name="P1"><text:span text:style-name="T1">function plus(a,b,c){</text:span></text:p>
      <text:p text:style-name="P1"><text:span text:style-name="T1"><text:tab/>let sum = a+b+c;</text:span></text:p>
      <text:p text:style-name="P1"><text:span text:style-name="T1"><text:tab/>return sum;</text:span></text:p>
      <text:p text:style-name="P1"><text:span text:style-name="T1">} </text:span></text:p>
      <text:p text:style-name="P1"><text:span text:style-name="T1">//2</text:span></text:p>
      <text:p text:style-name="P1"><text:span text:style-name="T1">function colorCar(color) {</text:span></text:p>
      <text:p text:style-name="P1"><text:span text:style-name="T1"><text:s text:c="2"/>return ("a " + color + " car");</text:span></text:p>
      <text:p text:style-name="P1"><text:span text:style-name="T1">}</text:span></text:p>
      <text:p text:style-name="P1"><text:span text:style-name="T1">console.log(colorCar("red"));<text:s text:c="2"/></text:span></text:p>
      <text:p text:style-name="P1"><text:span text:style-name="T1">//3</text:span></text:p>
      <text:p text:style-name="P1"><text:span text:style-name="T1">function fav(x){</text:span></text:p>
      <text:p text:style-name="P1"><text:span text:style-name="T1"><text:tab/>console.log(x);</text:span></text:p>
      <text:p text:style-name="P1"><text:span text:style-name="T1"><text:s text:c="2"/>return x;</text:span></text:p>
      <text:p text:style-name="P1"><text:span text:style-name="T1">}</text:span></text:p>
      <text:p text:style-name="P1"><text:span text:style-name="T1">let myFav = {food: "Iranian food", color: "blue", drink: "water", sport: "basketball"};</text:span></text:p>
      <text:p text:style-name="P1"><text:span text:style-name="T1">fav(myFav); </text:span></text:p>
      <text:p text:style-name="P1"><text:span text:style-name="T2"/></text:p>
      <text:p text:style-name="P1"><text:span text:style-name="T3">function vehicleType(color, code){</text:span></text:p>
      <text:p text:style-name="P1"><text:span text:style-name="T3"><text:tab/>if(code === 1){</text:span></text:p>
      <text:p text:style-name="P1"><text:span text:style-name="T3"><text:tab/><text:tab/>console.log("a" + color + " car.");</text:span></text:p>
      <text:p text:style-name="P1"><text:span text:style-name="T3"><text:tab/>}else if(code === 2){</text:span></text:p>
      <text:p text:style-name="P1"><text:span text:style-name="T3"><text:tab/><text:tab/>console.log("a" + color + " motorbike.");</text:span></text:p>
      <text:p text:style-name="P1"><text:span text:style-name="T3"><text:tab/>}else{</text:span></text:p>
      <text:p text:style-name="P1"><text:span text:style-name="T3"><text:tab/><text:tab/>console.log("You have to choose a color and a number of 1 or 2");</text:span></text:p>
      <text:p text:style-name="P1"><text:span text:style-name="T3"><text:tab/>}</text:span></text:p>
      <text:p text:style-name="P1"><text:span text:style-name="T3">}</text:span></text:p>
      <text:p text:style-name="P1"><text:span text:style-name="T3">//4</text:span></text:p>
      <text:p text:style-name="P1"><text:span text:style-name="T3">vehicleType("black", 1);<text:s text:c="2"/>//4</text:span></text:p>
      <text:p text:style-name="P1"><text:span text:style-name="T3">console.log(3 === 3 ? "yes" : "no"); </text:span></text:p>
      <text:p text:style-name="P1"><text:span text:style-name="T3"><text:s/>function vehicle(color,code,age){</text:span></text:p>
      <text:p text:style-name="P1"><text:span text:style-name="T3"><text:s/><text:tab/>if(code === 1){</text:span></text:p>
      <text:p text:style-name="P1"><text:span text:style-name="T3"><text:s/><text:tab/><text:tab/>if(age &gt; 1){ </text:span></text:p>
      <text:p text:style-name="P1"><text:span text:style-name="T3"><text:s/><text:tab/><text:tab/><text:tab/>console.log("a " + color + " used car");</text:span></text:p>
      <text:p text:style-name="P1"><text:span text:style-name="T3"><text:s/><text:tab/><text:tab/>} else {</text:span></text:p>
      <text:p text:style-name="P1"><text:span text:style-name="T3"><text:s/><text:tab/><text:tab/><text:tab/>console.log("a " + color + " new car");</text:span></text:p>
      <text:p text:style-name="P1"><text:span text:style-name="T3"><text:s/><text:tab/><text:tab/>}</text:span></text:p>
      <text:p text:style-name="P1"><text:span text:style-name="T3"><text:s/><text:tab/>}</text:span></text:p>
      <text:p text:style-name="P1"><text:span text:style-name="T3"><text:s/><text:tab/>else if(code ===2 ){</text:span></text:p>
      <text:p text:style-name="P1"><text:span text:style-name="T3"><text:s/><text:tab/><text:tab/>if(age &gt; 1) {</text:span></text:p>
      <text:p text:style-name="P1"><text:span text:style-name="T3"><text:s/><text:tab/><text:tab/><text:tab/>console.log("a " + color + " used motorbike");</text:span></text:p>
      <text:p text:style-name="P1"><text:span text:style-name="T3"><text:s/><text:tab/><text:tab/>} else {</text:span></text:p>
      <text:p text:style-name="P1"><text:span text:style-name="T3"><text:s/><text:tab/><text:tab/><text:tab/>console.log("a " + color + " new motorbike");</text:span></text:p>
      <text:p text:style-name="P1"><text:span text:style-name="T3"><text:s/><text:tab/><text:tab/>}</text:span></text:p>
      <text:p text:style-name="P1"><text:span text:style-name="T3"><text:s/><text:tab/>}</text:span></text:p>
      <text:p text:style-name="P1"><text:span text:style-name="T3"><text:s/><text:tab/>else {</text:span></text:p>
      <text:p text:style-name="P1"><text:span text:style-name="T3"><text:s/><text:tab/><text:tab/>console.log("You have to insert the color then a code of 1 or 2 and then the age of vehicle");</text:span></text:p>
      <text:p text:style-name="P1"><text:span text:style-name="T3"><text:s/><text:tab/>}</text:span></text:p>
      <text:p text:style-name="P1"><text:span text:style-name="T3"><text:s/>}</text:span></text:p>
      <text:p text:style-name="P1"><text:span text:style-name="T3">//5</text:span></text:p>
      <text:p text:style-name="P1"><text:span text:style-name="T3">vehicle ("red",2,6); //6</text:span></text:p>
      <text:p text:style-name="P1"><text:span text:style-name="T3">let list = ["motorbike", "caravan", "bike"]; //7</text:span></text:p>
      <text:p text:style-name="P1"><text:span text:style-name="T3">console.log(list[2]); //8</text:span></text:p>
      <text:p text:style-name="P1"><text:span text:style-name="T3">function vehicle(color, code, age) {</text:span></text:p>
      <text:p text:style-name="P1"><text:span text:style-name="T3"><text:s text:c="2"/>let list = ["motorbike","caravan", "bike"];</text:span></text:p>
      <text:p text:style-name="P1"><text:span text:style-name="T3"><text:s text:c="2"/>if (age &gt; 1) {</text:span></text:p>
      <text:p text:style-name="P1"><text:span text:style-name="T3"><text:s text:c="4"/>age = " used " ;</text:span></text:p>
      <text:p text:style-name="P1"><text:span text:style-name="T3"><text:s text:c="2"/>} else {</text:span></text:p>
      <text:p text:style-name="P1"><text:span text:style-name="T3"><text:s text:c="4"/>age = " new ";</text:span></text:p>
      <text:p text:style-name="P1"><text:span text:style-name="T3"><text:s text:c="2"/>}</text:span></text:p>
      <text:p text:style-name="P1"><text:span text:style-name="T3"><text:s text:c="2"/>if (code === 1) {</text:span></text:p>
      <text:p text:style-name="P1"><text:span text:style-name="T3"><text:s text:c="4"/>code = list[0];</text:span></text:p>
      <text:p text:style-name="P1"><text:span text:style-name="T3"><text:s text:c="2"/>} else if (code === 2) {</text:span></text:p>
      <text:p text:style-name="P1"><text:span text:style-name="T3"><text:s text:c="4"/>code = list[1];</text:span></text:p>
      <text:p text:style-name="P1"><text:span text:style-name="T3"><text:s text:c="2"/>} else if (code === 3) {</text:span></text:p>
      <text:p text:style-name="P1"><text:span text:style-name="T3"><text:s text:c="4"/>code = list[2];</text:span></text:p>
      <text:p text:style-name="P1"><text:span text:style-name="T3"><text:s text:c="2"/>} else {</text:span></text:p>
      <text:p text:style-name="P1"><text:span text:style-name="T3"><text:s text:c="3"/>return "You have to insert the color then a code of 1 or 2 or 3 and then the age of vehicle";</text:span></text:p>
      <text:p text:style-name="P1"><text:span text:style-name="T3"><text:s text:c="2"/>}</text:span></text:p>
      <text:p text:style-name="P1"><text:span text:style-name="T3"><text:s text:c="3"/>return "a " + color + age + code;</text:span></text:p>
      <text:p text:style-name="P1"><text:span text:style-name="T3">}</text:span></text:p>
      <text:p text:style-name="P1"><text:span text:style-name="T3">console.log(vehicle("green", 3, 1)); //9</text:span></text:p>
      <text:p text:style-name="P1"><text:span text:style-name="T4"/></text:p>
      <text:p text:style-name="P1"><text:span text:style-name="T5">let ads = "Amazing Joe's Garage, we service";</text:span></text:p>
      <text:p text:style-name="P1"><text:span text:style-name="T5">let list = ["car", "motorbike", "caravan", "bike"];</text:span></text:p>
      <text:p text:style-name="P1"><text:span text:style-name="T5">for (i = 0; i &lt; list.length; i++) {</text:span></text:p>
      <text:p text:style-name="P1"><text:span text:style-name="T5"><text:s text:c="2"/>if (i === list.length - 1) {</text:span></text:p>
      <text:p text:style-name="P1"><text:span text:style-name="T5"><text:s text:c="4"/>ads += " and " + list[i]+"s" + ".";</text:span></text:p>
      <text:p text:style-name="P1"><text:span text:style-name="T5"><text:s text:c="2"/>} else if (i === list.length - 2) {</text:span></text:p>
      <text:p text:style-name="P1"><text:span text:style-name="T5"><text:s text:c="4"/>ads += " " + list[i]+"s";</text:span></text:p>
      <text:p text:style-name="P1"><text:span text:style-name="T5"><text:s text:c="2"/>} else {</text:span></text:p>
      <text:p text:style-name="P1"><text:span text:style-name="T5"><text:s text:c="4"/>ads += " " + list[i]+"s"+ ",";</text:span></text:p>
      <text:p text:style-name="P1"><text:span text:style-name="T5"><text:s text:c="2"/>}</text:span></text:p>
      <text:p text:style-name="P1"><text:span text:style-name="T5">}</text:span></text:p>
      <text:p text:style-name="P1"><text:span text:style-name="T5">console.log(ads);<text:s text:c="2"/>//10</text:span></text:p>
      <text:p text:style-name="P1"><text:span text:style-name="T6"/></text:p>
      <text:p text:style-name="P1"><text:span text:style-name="T7">let ads = "Amazing Joe's Garage, we service";</text:span></text:p>
      <text:p text:style-name="P1"><text:span text:style-name="T7">let list = ["car", "motorbike", "caravan", "bike"];</text:span></text:p>
      <text:p text:style-name="P1"><text:span text:style-name="T7">list.push("boat");</text:span></text:p>
      <text:p text:style-name="P1"><text:span text:style-name="T7">for (i = 0; i &lt; list.length; i++) {</text:span></text:p>
      <text:p text:style-name="P1"><text:span text:style-name="T7"><text:s text:c="2"/>if (i === list.length - 1) {</text:span></text:p>
      <text:p text:style-name="P1"><text:span text:style-name="T7"><text:s text:c="4"/>ads += " and " + list[i]+"s" + ".";</text:span></text:p>
      <text:p text:style-name="P1"><text:span text:style-name="T7"><text:s text:c="2"/>} else if (i === list.length - 2) {</text:span></text:p>
      <text:p text:style-name="P1"><text:span text:style-name="T7"><text:s text:c="4"/>ads += " " + list[i]+"s";</text:span></text:p>
      <text:p text:style-name="P1"><text:span text:style-name="T7"><text:s text:c="2"/>} else {</text:span></text:p>
      <text:p text:style-name="P1"><text:span text:style-name="T7"><text:s text:c="4"/>ads += " " + list[i]+"s"+ ",";</text:span></text:p>
      <text:p text:style-name="P1"><text:span text:style-name="T7"><text:s text:c="2"/>}</text:span></text:p>
      <text:p text:style-name="P1"><text:span text:style-name="T7">}</text:span></text:p>
      <text:p text:style-name="P1"><text:span text:style-name="T7">console.log(ads);<text:s text:c="3"/>//11</text:span></text:p>
      <text:p text:style-name="P1"><text:span text:style-name="T7">let emptyObject = {</text:span></text:p>
      <text:p text:style-name="P1"><text:span text:style-name="T8"/></text:p>
      <text:p text:style-name="P1"><text:span text:style-name="T9">}<text:s text:c="6"/>//12</text:span></text:p>
      <text:p text:style-name="P1"><text:span text:style-name="T9">let Teachers = {</text:span></text:p>
      <text:p text:style-name="P1"><text:span text:style-name="T9"><text:s text:c="2"/>"Aristeidis Bampakos": "Html5",</text:span></text:p>
      <text:p text:style-name="P1"><text:span text:style-name="T9"><text:s text:c="2"/>"George Sisko": "Css",</text:span></text:p>
      <text:p text:style-name="P1"><text:span text:style-name="T9"><text:s text:c="2"/>"Kosmas Pouianou": "JavaScript",</text:span></text:p>
      <text:p text:style-name="P1"><text:span text:style-name="T9"><text:s text:c="2"/>"Kostas Minaidis": "JavaScript"</text:span></text:p>
      <text:p text:style-name="P1"><text:span text:style-name="T9">}<text:s text:c="3"/>//13,14</text:span></text:p>
      <text:p text:style-name="P1"><text:span text:style-name="T10"/></text:p>
      <text:p text:style-name="P1"><text:span text:style-name="T11">let x = [1,2,3];</text:span></text:p>
      <text:p text:style-name="P1"><text:span text:style-name="T11">let y = [1,2,3];</text:span></text:p>
      <text:p text:style-name="P1"><text:span text:style-name="T11">let z = y;</text:span></text:p>
      <text:p text:style-name="P1"><text:span text:style-name="T11">console.log(x == y);<text:s text:c="2"/>//false</text:span></text:p>
      <text:p text:style-name="P1"><text:span text:style-name="T11">console.log(x === y);<text:s text:c="2"/>//false</text:span></text:p>
      <text:p text:style-name="P1"><text:span text:style-name="T11">console.log(z == y);<text:s text:c="4"/>//true</text:span></text:p>
      <text:p text:style-name="P1"><text:span text:style-name="T11">console.log(z == x);<text:s text:c="4"/>//false<text:s text:c="22"/>//15</text:span></text:p>
      <text:p text:style-name="P1"><text:span text:style-name="T11">let o1 = { foo: 'bar' };</text:span></text:p>
      <text:p text:style-name="P1"><text:span text:style-name="T11">let o2 = { foo: 'bar' };</text:span></text:p>
      <text:p text:style-name="P1"><text:span text:style-name="T11">let o3 = o2;</text:span></text:p>
      <text:p text:style-name="P1"><text:span text:style-name="T11">console.log(o1);</text:span></text:p>
      <text:p text:style-name="P1"><text:span text:style-name="T11">console.log(o2);</text:span></text:p>
      <text:p text:style-name="P1"><text:span text:style-name="T11">console.log(o3);</text:span></text:p>
      <text:p text:style-name="P1"><text:span text:style-name="T11">console.log(o2 = o3);<text:s text:c="4"/>// false</text:span></text:p>
      <text:p text:style-name="P1"><text:span text:style-name="T11">o1.foo = 'new bar';</text:span></text:p>
      <text:p text:style-name="P1"><text:span text:style-name="T11">console.log(o1);</text:span></text:p>
      <text:p text:style-name="P1"><text:span text:style-name="T11">o2.foo = 'new new bar';</text:span></text:p>
      <text:p text:style-name="P1"><text:span text:style-name="T11">console.log(o2);</text:span></text:p>
      <text:p text:style-name="P1"><text:span text:style-name="T11">console.log(o3);</text:span></text:p>
      <text:p text:style-name="P1"><text:span text:style-name="T11">console.log(o1 == o2);<text:s text:c="4"/>// false</text:span></text:p>
      <text:p text:style-name="P1"><text:span text:style-name="T11">console.log(o2 === 03) ;<text:s text:c="3"/>// false</text:span></text:p>
      <text:p text:style-name="P1"><text:span text:style-name="T11">//So the order I assign<text:s text:c="2"/>doesn't matter.<text:s text:c="8"/>//16</text:span></text:p>
      <text:p text:style-name="P1"><text:span text:style-name="T12"/></text:p>
      <text:p text:style-name="P1"><text:span text:style-name="T13">let bar = 42;</text:span></text:p>
      <text:p text:style-name="P1"><text:span text:style-name="T13">console.log(typeof typeof bar);<text:s text:c="3"/>// string<text:s text:c="4"/>//typeof (typeof anything) is equivalent to typeof "somestring" which is, of course, "string"<text:s text:c="4"/>in the other words typeof x returns a string representation of the type of x. So, naturally, typeof typeof x is string. --))</text:span></text:p>
      <text:p text:style-name="P1"><text:span text:style-name="T13">//17</text:span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5"><text:tab/></text:span></text:p>
      <text:p text:style-name="P1"><text:span text:style-name="T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